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erif" fo:font-size="14pt" fo:letter-spacing="normal" fo:font-style="normal" fo:font-weight="normal" officeooo:rsid="0005f607" officeooo:paragraph-rsid="0005f607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erif" fo:font-size="14pt" fo:letter-spacing="normal" fo:font-style="normal" fo:font-weight="normal" officeooo:rsid="000c87ab" officeooo:paragraph-rsid="000a2c30" fo:background-color="transparent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erif" fo:font-size="14pt" fo:letter-spacing="normal" fo:font-style="normal" fo:font-weight="normal" officeooo:rsid="000c87ab" officeooo:paragraph-rsid="000c87ab" fo:background-color="transparent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erif" fo:font-size="14pt" fo:letter-spacing="normal" fo:font-style="normal" fo:font-weight="bold" officeooo:rsid="000c87ab" officeooo:paragraph-rsid="000c87ab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fo:font-size="14pt" officeooo:rsid="0000a1fa" officeooo:paragraph-rsid="0000a1fa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fo:font-size="14pt" officeooo:rsid="0000a1fa" officeooo:paragraph-rsid="0003fc07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fo:font-size="14pt" officeooo:rsid="000a2c30" officeooo:paragraph-rsid="000a2c30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fo:font-size="14pt" officeooo:paragraph-rsid="0000a1fa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fo:font-size="14pt" officeooo:paragraph-rsid="0005f607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fo:font-size="14pt" officeooo:paragraph-rsid="00143be3" style:font-size-asian="14pt" style:font-size-complex="14pt"/>
    </style:style>
    <style:style style:name="P11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 fo:background-color="transparent">
        <style:background-image/>
      </style:paragraph-properties>
      <style:text-properties fo:font-size="14pt" officeooo:rsid="000a2c30" officeooo:paragraph-rsid="000a2c30" style:font-size-asian="14pt" style:font-size-complex="14pt"/>
    </style:style>
    <style:style style:name="P12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 fo:background-color="transparent">
        <style:background-image/>
      </style:paragraph-properties>
      <style:text-properties fo:font-size="14pt" officeooo:paragraph-rsid="0000a1fa" style:font-size-asian="14pt" style:font-size-complex="14pt"/>
    </style:style>
    <style:style style:name="P13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fo:color="#000000" style:font-name="Liberation Serif" fo:font-size="14pt" fo:letter-spacing="normal" fo:font-style="normal" fo:font-weight="normal" officeooo:rsid="0005f607" officeooo:paragraph-rsid="0005f607" style:font-size-asian="14pt" style:font-size-complex="14pt"/>
    </style:style>
    <style:style style:name="P14" style:family="paragraph" style:parent-style-name="Footer">
      <style:paragraph-properties fo:padding="0.074cm" fo:border-left="none" fo:border-right="none" fo:border-top="none" fo:border-bottom="0.06pt solid #000000" style:join-border="false"/>
      <style:text-properties officeooo:rsid="0000a1fa" officeooo:paragraph-rsid="0000a1fa"/>
    </style:style>
    <style:style style:name="P15" style:family="paragraph" style:parent-style-name="Footer">
      <style:text-properties officeooo:rsid="0000a1fa" officeooo:paragraph-rsid="0000a1fa"/>
    </style:style>
    <style:style style:name="P16" style:family="paragraph" style:parent-style-name="Standard" style:master-page-name=""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background-image/>
      </style:paragraph-properties>
      <style:text-properties fo:font-variant="normal" fo:text-transform="none" fo:color="#000000" style:font-name="Liberation Serif" fo:font-size="14pt" fo:letter-spacing="normal" fo:font-style="normal" fo:font-weight="normal" officeooo:rsid="0005f607" officeooo:paragraph-rsid="0005f607" style:font-size-asian="14pt" style:font-size-complex="14pt"/>
    </style:style>
    <style:style style:name="P17" style:family="paragraph" style:parent-style-name="Heading_20_3" style:master-page-name="">
      <style:paragraph-properties fo:margin-left="0cm" fo:margin-right="0cm" fo:margin-top="0.247cm" fo:margin-bottom="0.212cm" style:contextual-spacing="false" fo:text-align="start" style:justify-single-word="false" fo:text-indent="0cm" style:auto-text-indent="false" style:page-number="auto" fo:keep-with-next="always"/>
      <style:text-properties officeooo:rsid="000a2c30" officeooo:paragraph-rsid="000a2c30"/>
    </style:style>
    <style:style style:name="P18" style:family="paragraph" style:parent-style-name="Standard" style:list-style-name="L2">
      <style:paragraph-properties fo:line-height="150%" fo:text-align="justify" style:justify-single-word="false" fo:background-color="transparent">
        <style:background-image/>
      </style:paragraph-properties>
      <style:text-properties fo:font-variant="normal" fo:text-transform="none" fo:color="#000000" style:font-name="Liberation Serif" fo:font-size="14pt" fo:letter-spacing="normal" fo:font-style="normal" fo:font-weight="normal" officeooo:rsid="000c87ab" officeooo:paragraph-rsid="000c87ab" fo:background-color="transparent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line-height="150%" fo:text-align="justify" style:justify-single-word="false" fo:background-color="transparent">
        <style:background-image/>
      </style:paragraph-properties>
      <style:text-properties fo:font-variant="normal" fo:text-transform="none" fo:color="#808080" style:font-name="Liberation Serif" fo:font-size="14pt" fo:letter-spacing="normal" fo:font-style="normal" fo:font-weight="normal" officeooo:rsid="00143be3" officeooo:paragraph-rsid="00143be3" fo:background-color="transparent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line-height="150%" fo:text-align="justify" style:justify-single-word="false" fo:background-color="transparent">
        <style:background-image/>
      </style:paragraph-properties>
      <style:text-properties fo:color="#000000" fo:font-size="14pt" fo:font-weight="normal" officeooo:rsid="0008b81d" officeooo:paragraph-rsid="00143be3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erif" fo:font-size="14pt" fo:letter-spacing="normal" fo:font-style="normal" fo:font-weight="bold" officeooo:rsid="000c87ab" officeooo:paragraph-rsid="000c87ab" fo:background-color="transparent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erif" fo:font-size="14pt" fo:letter-spacing="normal" fo:font-style="normal" fo:font-weight="normal" officeooo:rsid="000c87ab" officeooo:paragraph-rsid="000c87ab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fo:color="#000000" fo:font-size="14pt" officeooo:rsid="00143be3" officeooo:paragraph-rsid="00143be3" fo:background-color="transparent" style:font-size-asian="14pt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>
        <style:background-image/>
      </style:paragraph-properties>
      <style:text-properties fo:font-size="14pt" officeooo:rsid="00143be3" officeooo:paragraph-rsid="00143be3" fo:background-color="transparent" style:font-size-asian="14pt" style:font-size-complex="14pt"/>
    </style:style>
    <style:style style:name="T1" style:family="text">
      <style:text-properties officeooo:rsid="000bdd5e"/>
    </style:style>
    <style:style style:name="T2" style:family="text">
      <style:text-properties officeooo:rsid="0000a1fa"/>
    </style:style>
    <style:style style:name="T3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4" style:family="text">
      <style:text-properties fo:font-variant="normal" fo:text-transform="none" fo:color="#000000" style:font-name="Liberation Serif" fo:letter-spacing="normal" fo:font-style="normal" fo:font-weight="normal" officeooo:rsid="0005f607"/>
    </style:style>
    <style:style style:name="T5" style:family="text">
      <style:text-properties fo:font-variant="normal" fo:text-transform="none" fo:color="#000000" style:font-name="Liberation Serif" fo:letter-spacing="normal" fo:font-style="normal" fo:font-weight="normal" officeooo:rsid="000a2c30"/>
    </style:style>
    <style:style style:name="T6" style:family="text">
      <style:text-properties fo:font-variant="normal" fo:text-transform="none" fo:color="#000000" style:font-name="Liberation Serif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Liberation Serif" fo:letter-spacing="normal" fo:font-style="normal" fo:font-weight="bold" officeooo:rsid="0005f607" style:font-weight-asian="bold" style:font-weight-complex="bold"/>
    </style:style>
    <style:style style:name="T8" style:family="text">
      <style:text-properties fo:font-variant="normal" fo:text-transform="none" fo:color="#000000" style:text-position="super 58%" style:font-name="Liberation Serif" fo:letter-spacing="normal" fo:font-style="normal" fo:font-weight="normal" officeooo:rsid="0000a1fa"/>
    </style:style>
    <style:style style:name="T9" style:family="text">
      <style:text-properties fo:font-variant="normal" fo:text-transform="none" fo:color="#808080" style:font-name="Liberation Serif" fo:letter-spacing="normal" fo:font-style="normal" fo:font-weight="normal"/>
    </style:style>
    <style:style style:name="T10" style:family="text">
      <style:text-properties officeooo:rsid="00023606"/>
    </style:style>
    <style:style style:name="T11" style:family="text">
      <style:text-properties fo:font-weight="normal" officeooo:rsid="00143be3" style:font-weight-asian="normal" style:font-weight-complex="normal"/>
    </style:style>
    <style:style style:name="T12" style:family="text">
      <style:text-properties officeooo:rsid="000f74da"/>
    </style:style>
    <style:style style:name="T13" style:family="text">
      <style:text-properties officeooo:rsid="0014057c"/>
    </style:style>
    <style:style style:name="T14" style:family="text">
      <style:text-properties officeooo:rsid="000a2b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Введение.</text:p>
      <text:p text:style-name="P6"/>
      <text:p text:style-name="P5">Для успешного ведения бизнеса и извлечении прибыли в современных условиях в нашей стране необходимо постоянно совершенствовать IT структуру. То есть <text:span text:style-name="T10">постоянно</text:span> надо узнавать тенденции на аппаратно-программных рынках. Если с рынком аппаратного обеспечения все более менее понятно, то вот с рынком программного обеспечения есть много нюансов. Главной проблемой становится выбор автоматизированных систем электронного делопроизводства.</text:p>
      <text:p text:style-name="P12"/>
      <text:p text:style-name="P8"><text:span text:style-name="T2">Автоматизированные системы электронного делопроизводства — </text:span><text:span text:style-name="T3">автоматизированная многопользовательская система, сопровождающая процесс управления работой иерархической организации с целью обеспечения выполнения этой организацией своих функций </text:span><text:span text:style-name="T8">[1]</text:span><text:span text:style-name="T3">.</text:span></text:p>
      <text:p text:style-name="P16"/>
      <text:p text:style-name="P1">Когда речь заходит об автоматизации документооборота, то часто под это понятие попадают программы, которые не имеют ничего общего с данным видом программного обеспечения. Например такие программы как текстовые редакторы, программы распознавания символов и <text:span text:style-name="T13">тог далее.</text:span> Хотя само внедрение автоматизированных систем документооборота является очень важной задачей.</text:p>
      <text:p text:style-name="P13"/>
      <text:p text:style-name="P9"><text:span text:style-name="T4">Если на предприятии нет оптимального и структурированного документооборота то и нет </text:span><text:span text:style-name="T5">возможности</text:span><text:span text:style-name="T4"> эффективно отслеживать движения документов, что в свою очередь приводит к снижению эффективности работы </text:span><text:soft-page-break/><text:span text:style-name="T4">предприятия в целом.</text:span></text:p>
      <text:p text:style-name="P10"/>
      <text:p text:style-name="P24"><text:span text:style-name="T4">В </text:span><text:span text:style-name="T3">процессе написания данной дипломной работы было выявлено множество недостатков. Например, на момент написания данной работы в свободном доступе полностью отсутствует какая-либо литература, связанная с СЭД. </text:span><text:span text:style-name="T9">Возможно в дальнейшем будут какие либо добавления сюда</text:span></text:p>
      <text:p text:style-name="P24"/>
      <text:p text:style-name="P23">При написании дипломной работы были использованы:</text:p>
      <text:list xml:id="list1259736937368573892" text:style-name="L1">
        <text:list-item>
          <text:p text:style-name="P20">ГОСТ Р 7.0.8 — 2013 «Система <text:span text:style-name="T14">стандартов по информации, библиотечному и издательскому делу. Делопроизводство и архивное дело. Термины и определения».</text:span> </text:p>
        </text:list-item>
        <text:list-item>
          <text:p text:style-name="P19">В дальнейшем будут какие либо добавления сюда</text:p>
        </text:list-item>
      </text:list>
      <text:p text:style-name="P9"/>
      <text:p text:style-name="P7"><text:span text:style-name="T7">А</text:span><text:span text:style-name="T6">ктуальность дипломной работы:</text:span><text:span text:style-name="T3"> В настоящее время, выбранная тема является актуальной, так как работа с документами на предприятии влияет на качество управления и принятия решений. Как показывает практика около 85% рабочего времени сотрудники тратят на составление, заполнение, копирование и передачу документов как между отделами, так и между другими предприятиями.</text:span></text:p>
      <text:p text:style-name="P2"/>
      <text:p text:style-name="P3">При правильной организации документооборота можно многократно сократить время необходимое на поиск актуальной информации, увеличить ее точность устраняя избыточность. С учетом роста информации и соответственно документооборота приходится постоянно внедрять все больше и больше техники для обработки информации. Для того что бы управлять постоянно <text:soft-page-break/>увеличивающиеся потоками информации на персональные компьютеры стали внедрять автоматизированные системы документооборота (далее АСД и СЭД — системы электронного документооборота).</text:p>
      <text:p text:style-name="P3"/>
      <text:p text:style-name="P4">Цель дипломной работы: <text:span text:style-name="T11">Совершенствование систем автоматизации делопроизводства и электронного документооборота в области обеспечения защиты информации.</text:span></text:p>
      <text:p text:style-name="P22"/>
      <text:p text:style-name="P4">Задачи дипломной работы:</text:p>
      <text:list xml:id="list2310336971956487718" text:style-name="L2">
        <text:list-item>
          <text:p text:style-name="P18">Понять принципы организации документооборота на предприятии <text:span text:style-name="T12">(прошлое и настоящее)</text:span>.</text:p>
        </text:list-item>
        <text:list-item>
          <text:p text:style-name="P18">Провести анализ российского рынка АСД.</text:p>
        </text:list-item>
        <text:list-item>
          <text:p text:style-name="P18">Провести сравнительный анализ нескольких АСД (предположительно 3-5 самых популярных на рынке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 style:master-page-name="">
      <style:paragraph-properties fo:margin-left="0cm" fo:margin-right="0cm" fo:margin-top="0.247cm" fo:margin-bottom="0.212cm" style:contextual-spacing="false" fo:text-align="start" style:justify-single-word="false" fo:text-indent="0cm" style:auto-text-indent="false" style:page-number="auto" fo:keep-with-next="always"/>
      <style:text-properties officeooo:rsid="000a2c30" officeooo:paragraph-rsid="000a2c30"/>
    </style:style>
    <style:style style:name="MP2" style:family="paragraph" style:parent-style-name="Footer">
      <style:paragraph-properties fo:padding="0.074cm" fo:border-left="none" fo:border-right="none" fo:border-top="none" fo:border-bottom="0.06pt solid #000000" style:join-border="false"/>
      <style:text-properties officeooo:rsid="0000a1fa" officeooo:paragraph-rsid="0000a1fa"/>
    </style:style>
    <style:style style:name="MP3" style:family="paragraph" style:parent-style-name="Footer">
      <style:text-properties officeooo:rsid="0000a1fa" officeooo:paragraph-rsid="0000a1fa"/>
    </style:style>
    <style:style style:name="MT1" style:family="text">
      <style:text-properties officeooo:rsid="000bdd5e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3">Совершенствование систем автоматизации делопроизводства и электронного документооборота в области обеспечения защиты информации. <text:span text:style-name="MT1">Черновик.</text:span></text:h>
      </style:header>
      <style:footer>
        <text:p text:style-name="MP2"/>
        <text:p text:style-name="MP3">[1] — взято с <text:a xlink:type="simple" xlink:href="https://ru.wikipedia.org/wiki/%D1%E8%F1%F2%E5%EC%E0_%E0%E2%F2%EE%EC%E0%F2%E8%E7%E0%F6%E8%E8_%E4%EE%EA%F3%EC%E5%ED%F2%EE%EE%E1%EE%F0%EE%F2%E0" text:style-name="Internet_20_link">wikipedia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5T10:10:24.034805888</meta:creation-date>
    <dc:date>2015-04-27T23:48:57.782806773</dc:date>
    <meta:editing-duration>PT17H48M33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3" meta:paragraph-count="18" meta:word-count="388" meta:character-count="3221" meta:non-whitespace-character-count="2851"/>
  </office:meta>
</office:document-meta>
</file>